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665in"/>
    </style:style>
    <style:style style:name="co2" style:family="table-column">
      <style:table-column-properties fo:break-before="auto" style:column-width="2.4909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esting</text:p>
          </table:table-cell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<text:a xlink:href="mailto:vicentejhanna@gmail.com" xlink:type="simple">vicentejhanna@gmail.com</text:a>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mailto:macaroneil16@gmail.com" xlink:type="simple">macaroneil16@gmail.com</text:a>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date" office:date-value="2025-10-03" calcext:value-type="date">
            <text:p>2025-10-03</text:p>
          </table:table-cell>
          <table:table-cell office:value-type="string" calcext:value-type="string">
            <text:p><text:a xlink:href="mailto:vicentejhanna@gmail.com" xlink:type="simple">vicentejhanna@gmail.com</text:a>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date" office:date-value="2025-10-03" calcext:value-type="date">
            <text:p>2025-10-03</text:p>
          </table:table-cell>
          <table:table-cell office:value-type="string" calcext:value-type="string">
            <text:p><text:a xlink:href="mailto:macaroneil16@gmail.com" xlink:type="simple">macaroneil16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20:41:46.6845606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3T20:38:41.156339833</dc:date>
    <meta:editing-duration>PT2M7S</meta:editing-duration>
    <meta:editing-cycles>1</meta:editing-cycles>
    <meta:generator>LibreOffice/25.8.1.1$Linux_X86_64 LibreOffice_project/580$Build-1</meta:generator>
    <meta:document-statistic meta:table-count="1" meta:cell-count="12" meta:object-count="0"/>
  </office:meta>
</office:document-meta>
</file>